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3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Images and Registrie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3 teaches image hygiene. The two big ideas: always use fully qualified image names, and</text:span></text:p>
              <text:p><text:span text:style-name="s6">prefer digests over tags for anything that matters. Both habits prevent whole categories of bugs and</text:span></text:p>
              <text:p><text:span text:style-name="s6">security inciden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Tags vs Digest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Tag (:latest, :stable) — mutable pointer, can change silently</text:span></text:p>
            <text:p><text:span text:style-name="s4">Digest (@sha256:...) — content-addressed, immutable</text:span></text:p>
            <text:p><text:span text:style-name="s4">Production rule: pin by digest for reproducibility and audit</text:span></text:p>
            <text:p><text:span text:style-name="s5">podman images --digests | grep nginx</text:span></text:p>
            <text:p><text:span text:style-name="s5">podman run docker.io/library/nginx@sha256:&lt;digest&gt;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lassic failure mode: deploy with :latest, it works. Three weeks later upstream publishes a new</text:span></text:p>
              <text:p><text:span text:style-name="s6">:latest with a breaking change. Your next deploy silently picks up the new image and the service</text:span></text:p>
              <text:p><text:span text:style-name="s6">breaks. Digest pinning prevents this entirely. The trade-off is that you have to actively update</text:span></text:p>
              <text:p><text:span text:style-name="s6">digests to get security patches — that is the auto-update topic in Module 14. For incident response:</text:span></text:p>
              <text:p><text:span text:style-name="s6">if you record the digest you deployed, you can always reproduce the exact image that was running,</text:span></text:p>
              <text:p><text:span text:style-name="s6">even if tags have mov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Fully Qualified Image Name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Avoid: alpine:latest             (ambiguous — which registry?)</text:span></text:p>
            <text:p><text:span text:style-name="s4">Prefer: docker.io/library/alpine:latest</text:span></text:p>
            <text:p><text:span text:style-name="s4">Short-name resolution rules vary by /etc/containers/registries.conf</text:span></text:p>
            <text:p><text:span text:style-name="s4">ENTRYPOINT vs CMD: podman image inspect nginx:stable --format '{{.Config.Entrypoint}}'</text:span></text:p>
            <text:p><text:span text:style-name="s4">In scripts and unit files: always use fully qualified names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rt names are convenient interactively but dangerous in automation. On Fedora the default short-</text:span></text:p>
              <text:p><text:span text:style-name="s6">name aliases list is in /etc/containers/registries.conf.d/. Different distros or custom configs can</text:span></text:p>
              <text:p><text:span text:style-name="s6">resolve 'alpine' to a completely different registry. In scripts, Containerfiles, and Quadlet units:</text:span></text:p>
              <text:p><text:span text:style-name="s6">always use the fully qualified form. The ENTRYPOINT vs CMD distinction matters when you try to</text:span></text:p>
              <text:p><text:span text:style-name="s6">override the command at runtime — if an image has ENTRYPOINT set, podman run image mycommand appends</text:span></text:p>
              <text:p><text:span text:style-name="s6">to the entrypoint rather than replacing i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3: Pull, Inspect, Dige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ull docker.io/library/nginx:stable</text:span></text:p>
            <text:p><text:span text:style-name="s5">podman images --digests | grep nginx     (record the sha256)</text:span></text:p>
            <text:p><text:span text:style-name="s5">podman run --rm docker.io/library/nginx@sha256:&lt;digest&gt; nginx -v</text:span></text:p>
            <text:p><text:span text:style-name="s4">Optional: local registry -&gt; tag -&gt; push -&gt; rmi -&gt; pull back</text:span></text:p>
            <text:p><text:span text:style-name="s4">Checkpoint: can run an image by digest without specifying a tag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students through finding the digest in the podman images --digests output. The format is</text:span></text:p>
              <text:p><text:span text:style-name="s6">sha256: followed by 64 hex characters. Copy it to a file — they will need it again when they do</text:span></text:p>
              <text:p><text:span text:style-name="s6">digest pinning in the capstone. The optional local registry lab is valuable for teams that have a</text:span></text:p>
              <text:p><text:span text:style-name="s6">private registry. The push/pull flow (tag, push, rmi, pull) teaches the full promotion pipeline in</text:span></text:p>
              <text:p><text:span text:style-name="s6">miniature. Flag: --tls-verify=false is only for this lab; never use it in produc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